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tyle="italic" style:text-underline-style="none" fo:font-weight="normal" style:font-style-asian="italic" style:font-weight-asian="normal" style:font-style-complex="italic" style:font-weight-complex="normal"/>
    </style:style>
    <style:style style:name="P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list-style-name="L2"/>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vel 4 Student Survey Results</text:p>
      <text:p text:style-name="P2"/>
      <text:p text:style-name="P3">In order to gain a better understanding of what students thought of the Java Programming 2 course and to see what features would be beneficial for students learning Java, I spoke to Level 4 Computing Science students to find out what they thought about the course when they took it 2 years previously. I asked a group of 10 students the following 3 questions:</text:p>
      <text:p text:style-name="P3"/>
      <text:p text:style-name="P1"><text:s text:c="6"/>1.) How useful did you find the material provided for JP2? </text:p>
      <text:list xml:id="list844312882" text:style-name="L2">
        <text:list-item>
          <text:p text:style-name="P5"><text:span text:style-name="T1">What other tools did you use to complete the lab exercises or to learn Java, if any?</text:span></text:p>
        </text:list-item>
        <text:list-item>
          <text:p text:style-name="P5"><text:span text:style-name="T1">If you could do the course again, what would you do different? What other tools would you like to be available?</text:span></text:p>
        </text:list-item>
      </text:list>
      <text:p text:style-name="P4"><text:span text:style-name="T2"/></text:p>
      <text:p text:style-name="P4"><text:span text:style-name="T2">Having recorded the answers from the survey, I have analysed them and have arrived at the following conclusions.</text:span></text:p>
      <text:p text:style-name="P4"><text:span text:style-name="T2"/></text:p>
      <text:p text:style-name="P4"><text:span text:style-name="T2">From the answers given to question 1 it would seem that, overall, the students thought the material was quite useful, however some improvements could be made. Some students thought that the lecture notes were useful for introducing the basic concepts and syntax of Java. However, when the material became more difficult, the lecture notes lacked detailed information and examples to show how they are used.</text:span></text:p>
      <text:p text:style-name="P4"><text:span text:style-name="T2"/></text:p>
      <text:p text:style-name="P4"><text:span text:style-name="T2">Most students found that the lab exercises were more beneficial than the lectures as they were able to practice writing Java code, instead of merely reading it. All participants, with one exception, also used extra resources when completing the lab exercises. An example of such is if they came across a problem they were unable to solve. The following resources were the more common ones which were discussed; general internet searching, StackOverflow, and online tutorial videos.</text:span></text:p>
      <text:p text:style-name="P4"><text:span text:style-name="T2"/></text:p>
      <text:p text:style-name="P4"><text:span text:style-name="T2">When question 3 asked what they would have liked to have been made available, most participants suggested that it would be useful for more examples or snippets of code to be provided within the lectures. This would allow students to understand more fully how the concepts are used in practice. From the feedback given during the survey, consideration could be given to make the lectures more interactive to help the students to stay interested and allow them to practice and improve hand-writing code. Another suggestion was to provide the students with short video tutorials to talk students through more complicated concepts and provide a step-by-step walk-through of how it works and how it its used.</text:span></text:p>
      <text:p text:style-name="P4"><text:span text:style-name="T2"/></text:p>
      <text:p text:style-name="P4"><text:span text:style-name="T2">Overall, it would seem that the students thought the lectures were adequate, they provided enough information to be useful for exam revision, however they didn't provide enough examples to demonstrate how the concepts are used. From the results collected, I believe that students find interactive tools more useful when learning a programming language as it allows them to practice and improve on writing correct Java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0-18T12:48:06</meta:creation-date>
    <dc:date>2013-10-18T14:18:35</dc:date>
    <dc:creator>Nicole Kearns</dc:creator>
    <meta:editing-duration>PT1H14M29S</meta:editing-duration>
    <meta:editing-cycles>14</meta:editing-cycles>
    <meta:generator>LibreOffice/3.4$Unix LibreOffice_project/340m1$Build-502</meta:generator>
    <meta:document-statistic meta:table-count="0" meta:image-count="0" meta:object-count="0" meta:page-count="1" meta:paragraph-count="10" meta:word-count="460" meta:character-count="2781" meta:non-whitespace-character-count="2325"/>
  </office:meta>
</office:document-meta>
</file>